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/>
    </style:style>
    <style:style style:name="P4" style:family="paragraph" style:parent-style-name="Standard">
      <style:text-properties style:font-name="Arial" fo:font-style="italic" style:font-style-asian="italic" style:font-style-complex="italic"/>
    </style:style>
    <style:style style:name="P5" style:family="paragraph" style:parent-style-name="Standard">
      <style:paragraph-properties fo:line-height="100%"/>
      <style:text-properties style:font-name="Arial"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break-before="column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00%"/>
      <style:text-properties style:font-name="Arial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paragraph-properties fo:break-before="column"/>
      <style:text-properties style:font-name="Arial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size-asian="8pt"/>
    </style:style>
    <style:style style:name="T7" style:family="text">
      <style:text-properties style:font-size-complex="8pt"/>
    </style:style>
    <style:style style:name="T8" style:family="text">
      <style:text-properties style:font-name="Ari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Instructions: </text:span>Solve each cryptic clue, entering the answers into the Christmas tree puzzle. Two unclued answers form a familiar phrase. The letters in the Christmas tree lights should be transferred to the gift boxes to create another familiar phrase, in an order to be determined by you.</text:p>
      <text:p text:style-name="P5"/>
      <text:p text:style-name="P5">Have fun!</text:p>
      <text:p text:style-name="P5"/>
      <text:p text:style-name="P2"><text:span text:style-name="T3"><text:tab/></text:span>Across</text:p>
      <text:p text:style-name="P3"><text:s text:c="2"/>2. Poehler is one of me</text:p>
      <text:p text:style-name="P3"><text:s text:c="2"/>3. Biblical character site</text:p>
      <text:p text:style-name="P3"><text:s text:c="2"/>5. Make gallons containing beer!</text:p>
      <text:p text:style-name="P3"><text:s text:c="2"/>6. <text:span text:style-name="T1">See instructions</text:span></text:p>
      <text:p text:style-name="P3"><text:s text:c="2"/>8. Licorice plant is in backward North <text:s text:c="11"/><text:tab/>American energy</text:p>
      <text:p text:style-name="P3">11. Let in mixed water from river to ocean</text:p>
      <text:p text:style-name="P3">13. Crazy Emily's southern icons of <text:tab/>happiness</text:p>
      <text:p text:style-name="P3">15. Curse after child's first breakfast cereal</text:p>
      <text:p text:style-name="P3">17. Trooper holds hospital hack</text:p>
      <text:p text:style-name="P3">20. You foreigners are hiding alien craft</text:p>
      <text:p text:style-name="P3">23. Mottled horse ran with nothing inside</text:p>
      <text:p text:style-name="P3">24. Tom is Eric, when confused by the <text:tab/>same measure</text:p>
      <text:p text:style-name="P3">25. <text:span text:style-name="T1">See instructions</text:span></text:p>
      <text:p text:style-name="P3">26. Endlessly steal oil from a Texan</text:p>
      <text:p text:style-name="P3"/>
      <text:p text:style-name="P7"/>
      <text:p text:style-name="P6">A Cryptic</text:p>
      <text:p text:style-name="P6">Christmas Tree!</text:p>
      <text:p text:style-name="Standard"/>
      <text:p text:style-name="Standard"/>
      <text:p text:style-name="Standard"><draw:frame draw:style-name="fr1" draw:name="Object1" text:anchor-type="paragraph" svg:width="3.0484in" svg:height="5.73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December 2009</text:p>
      <text:p text:style-name="P11">Are you new to solving cryptic crosswords?</text:p>
      <text:p text:style-name="P4">If so, see the following page for helpful decoding hints.</text:p>
      <text:p text:style-name="Standard"/>
      <text:p text:style-name="P1"><text:span text:style-name="T3"><text:tab/></text:span>Down</text:p>
      <text:p text:style-name="P3"><text:s text:c="2"/>1. Strengthen tempo after the first were <text:tab/>shortened</text:p>
      <text:p text:style-name="P3"><text:s text:c="2"/>3. Christmas story book is surprising win, <text:tab/>without fail</text:p>
      <text:p text:style-name="P3"><text:s text:c="2"/>4. Label them all good initially</text:p>
      <text:p text:style-name="P3"><text:s text:c="2"/>6. Cause damage taking interstate from <text:tab/>Miami northward</text:p>
      <text:p text:style-name="P3"><text:s text:c="2"/>7. No Russian is without new still</text:p>
      <text:p text:style-name="P3"><text:s text:c="2"/>9. Bad one, 50-50</text:p>
      <text:p text:style-name="P3">10. Comprehend the Pope's Holy place</text:p>
      <text:p text:style-name="P3">12. Cancel hearing of New York cagers</text:p>
      <text:p text:style-name="P3">13. Push usher holding silencer</text:p>
      <text:p text:style-name="P3">14. Justice Sotomayor decides, finally, on <text:tab/>Iowa</text:p>
      <text:p text:style-name="P3">15. Arab elder sounds cool</text:p>
      <text:p text:style-name="P3">16. Attending show</text:p>
      <text:p text:style-name="P3">17. Clay baked bed with teaching assistant</text:p>
      <text:p text:style-name="P3">18. Injure remainder of magical object</text:p>
      <text:p text:style-name="P3">19. Lobbyists' space is jumbled without error</text:p>
      <text:p text:style-name="P3">21. Targeted to right of return</text:p>
      <text:p text:style-name="P8"><text:span text:style-name="T8">22. Miss 1001 in over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ug Rogers</meta:initial-creator>
    <meta:creation-date>2009-12-11T23:05:39</meta:creation-date>
    <dc:date>2009-12-13T01:29:39</dc:date>
    <dc:creator>Doug Rogers</dc:creator>
    <meta:editing-duration>PT02H25M42S</meta:editing-duration>
    <meta:editing-cycles>16</meta:editing-cycles>
    <meta:generator>OpenOffice.org/3.1$Linux OpenOffice.org_project/310m19$Build-9420</meta:generator>
    <meta:printed-by>Doug Rogers</meta:printed-by>
    <meta:print-date>2009-12-12T02:34:27</meta:print-date>
    <meta:document-statistic meta:table-count="0" meta:image-count="0" meta:object-count="1" meta:page-count="1" meta:paragraph-count="40" meta:word-count="269" meta:character-count="16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0008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0008in solid #000000" fo:background-color="#00ffff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008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0346in solid #000000" fo:background-color="#23ff2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0008in solid #000000" fo:background-color="#00ffff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46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23ff23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0346in solid #000000" fo:background-color="#23ff23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-bottom="0.0346in solid #000000" fo:background-color="#ff00ff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0346in solid #000000" fo:background-color="#ff00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0008in solid #000000" fo:background-color="#ff00ff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346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346in solid #000000" fo:background-color="#ff6309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0.0008in solid #000000" fo:background-color="#ff00ff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0.0008in solid #000000" fo:background-color="#ff00ff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0008in solid #000000" fo:background-color="#ffcc99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0346in solid #000000" fo:background-color="#ffcc99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0.0346in solid #000000" fo:background-color="#23ff23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7" style:family="table-cell" style:parent-style-name="Default">
      <style:table-cell-properties fo:background-color="#00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0.0008in solid #000000" fo:background-color="#23ff23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0.0008in solid #000000" fo:background-color="#ffff00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0346in solid #000000" fo:background-color="#ff0000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0008in solid #000000" fo:background-color="#00ffff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-bottom="0.0346in solid #000000" fo:background-color="#ffff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0.0008in solid #000000" fo:background-color="#ff6309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order-bottom="0.0346in solid #000000" fo:background-color="#ff00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uzzl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3" table:number-columns-repeated="2" table:default-cell-style-name="ce8"/>
        <table:table-column table:style-name="co3" table:number-columns-repeated="3" table:default-cell-style-name="ce1"/>
        <table:table-column table:style-name="co2" table:default-cell-style-name="Default"/>
        <table:table-row table:style-name="ro1" table:number-rows-repeated="2">
          <table:table-cell table:number-columns-repeated="3"/>
          <table:table-cell table:style-name="Default" table:number-columns-repeated="9"/>
          <table:table-cell/>
        </table:table-row>
        <table:table-row table:style-name="ro2">
          <table:table-cell table:number-columns-repeated="7"/>
          <table:table-cell table:style-name="ce18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15" office:value-type="float" office:value="2">
            <text:p>2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number-columns-repeated="7"/>
          <table:table-cell table:style-name="ce19"/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3">
            <text:p>3</text:p>
          </table:table-cell>
          <table:table-cell/>
          <table:table-cell table:style-name="ce25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"/>
          <table:table-cell table:style-name="ce20"/>
          <table:table-cell table:style-name="ce17"/>
          <table:table-cell table:number-columns-repeated="4"/>
        </table:table-row>
        <table:table-row table:style-name="ro2">
          <table:table-cell table:number-columns-repeated="6"/>
          <table:table-cell table:style-name="ce4" office:value-type="float" office:value="5">
            <text:p>5</text:p>
          </table:table-cell>
          <table:table-cell/>
          <table:table-cell table:style-name="ce26"/>
          <table:table-cell table:number-columns-repeated="4"/>
        </table:table-row>
        <table:table-row table:style-name="ro2">
          <table:table-cell table:number-columns-repeated="5"/>
          <table:table-cell table:style-name="ce2" office:value-type="float" office:value="6">
            <text:p>6</text:p>
          </table:table-cell>
          <table:table-cell table:style-name="ce9" table:number-columns-repeated="2"/>
          <table:table-cell table:style-name="ce12"/>
          <table:table-cell table:style-name="ce25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float" office:value="8">
            <text:p>8</text:p>
          </table:table-cell>
          <table:table-cell table:style-name="ce16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5"/>
          <table:table-cell table:style-name="ce4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number-columns-repeated="2"/>
          <table:table-cell table:style-name="ce26"/>
          <table:table-cell table:number-columns-repeated="3"/>
        </table:table-row>
        <table:table-row table:style-name="ro2">
          <table:table-cell table:number-columns-repeated="4"/>
          <table:table-cell table:style-name="ce2" office:value-type="float" office:value="13">
            <text:p>13</text:p>
          </table:table-cell>
          <table:table-cell table:style-name="ce9"/>
          <table:table-cell table:style-name="ce8"/>
          <table:table-cell table:number-columns-repeated="2"/>
          <table:table-cell table:style-name="ce27"/>
          <table:table-cell table:style-name="ce25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float" office:value="15">
            <text:p>15</text:p>
          </table:table-cell>
          <table:table-cell table:style-name="ce8"/>
          <table:table-cell table:style-name="ce12"/>
          <table:table-cell table:style-name="ce9"/>
          <table:table-cell table:style-name="ce21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8"/>
          <table:table-cell table:style-name="ce25" office:value-type="float" office:value="19">
            <text:p>19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style-name="ce8"/>
          <table:table-cell table:style-name="ce17"/>
          <table:table-cell table:style-name="ce33"/>
          <table:table-cell/>
        </table:table-row>
        <table:table-row table:style-name="ro2">
          <table:table-cell table:number-columns-repeated="3"/>
          <table:table-cell table:style-name="ce4" office:value-type="float" office:value="24">
            <text:p>24</text:p>
          </table:table-cell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17"/>
          <table:table-cell/>
        </table:table-row>
        <table:table-row table:style-name="ro2">
          <table:table-cell table:number-columns-repeated="3"/>
          <table:table-cell table:style-name="ce5" office:value-type="float" office:value="25">
            <text:p>25</text:p>
          </table:table-cell>
          <table:table-cell table:style-name="ce9" table:number-columns-repeated="2"/>
          <table:table-cell table:style-name="ce8"/>
          <table:table-cell table:number-columns-repeated="2"/>
          <table:table-cell table:style-name="ce9" table:number-columns-repeated="2"/>
          <table:table-cell table:style-name="ce26"/>
          <table:table-cell/>
        </table:table-row>
        <table:table-row table:style-name="ro2">
          <table:table-cell table:number-columns-repeated="6"/>
          <table:table-cell table:style-name="ce5" office:value-type="float" office:value="26">
            <text:p>26</text:p>
          </table:table-cell>
          <table:table-cell/>
          <table:table-cell table:style-name="ce26"/>
          <table:table-cell table:number-columns-repeated="4"/>
        </table:table-row>
        <table:table-row table:style-name="ro2">
          <table:table-cell table:number-columns-repeated="7"/>
          <table:table-cell table:style-name="ce22"/>
          <table:table-cell table:style-name="ce1"/>
          <table:table-cell table:number-columns-repeated="4"/>
        </table:table-row>
        <table:table-row table:style-name="ro2">
          <table:table-cell table:number-columns-repeated="3"/>
          <table:table-cell table:style-name="ce6"/>
          <table:table-cell table:style-name="ce10"/>
          <table:table-cell table:style-name="ce13"/>
          <table:table-cell/>
          <table:table-cell table:style-name="ce23"/>
          <table:table-cell table:style-name="ce1"/>
          <table:table-cell table:style-name="ce29"/>
          <table:table-cell table:style-name="ce31"/>
          <table:table-cell table:style-name="ce34"/>
          <table:table-cell/>
        </table:table-row>
        <table:table-row table:style-name="ro2">
          <table:table-cell table:number-columns-repeated="3"/>
          <table:table-cell table:style-name="ce7"/>
          <table:table-cell table:style-name="ce11"/>
          <table:table-cell table:style-name="ce14"/>
          <table:table-cell table:style-name="Default" table:number-columns-repeated="3"/>
          <table:table-cell table:style-name="ce30"/>
          <table:table-cell table:style-name="ce32"/>
          <table:table-cell table:style-name="ce35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2">12/12/2009</text:date>, <text:time>01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